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3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0000ff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fo:min-height="0.508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g>
              <draw:custom-shape draw:style-name="gr1" draw:text-style-name="P1" draw:layer="layout" svg:width="7.62cm" svg:height="1.016cm" svg:x="6.69cm" svg:y="3.76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508cm" svg:height="0.508cm" svg:x="13.04cm" svg:y="4.2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508cm" svg:height="0.508cm" svg:x="6.69cm" svg:y="3.76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508cm" svg:height="0.508cm" svg:x="13.802cm" svg:y="3.76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508cm" svg:height="0.508cm" svg:x="10.292cm" svg:y="3.76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508cm" svg:height="0.508cm" svg:x="7.452cm" svg:y="4.2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custom-shape draw:style-name="gr3" draw:text-style-name="P1" draw:layer="layout" svg:width="0.254cm" svg:height="0.508cm" svg:x="6.588cm" svg:y="2.01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" draw:text-style-name="P1" draw:layer="layout" svg:width="3.556cm" svg:height="1.016cm" svg:x="6.796cm" svg:y="1.762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frame draw:style-name="gr5" draw:layer="layout" svg:width="2.286cm" svg:height="0.962cm" svg:x="7.546cm" svg:y="1.762cm">
                <draw:text-box>
                  <text:p>18650</text:p>
                </draw:text-box>
              </draw:frame>
            </draw:g>
            <draw:g>
              <draw:g>
                <draw:custom-shape draw:style-name="gr3" draw:text-style-name="P1" draw:layer="layout" svg:width="0.254cm" svg:height="0.508cm" svg:x="10.389cm" svg:y="2.017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" draw:text-style-name="P1" draw:layer="layout" svg:width="3.556cm" svg:height="1.016cm" svg:x="10.597cm" svg:y="1.763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frame draw:style-name="gr5" draw:layer="layout" svg:width="2.286cm" svg:height="0.962cm" svg:x="11.347cm" svg:y="1.763cm">
                <draw:text-box>
                  <text:p>18650</text:p>
                </draw:text-box>
              </draw:frame>
            </draw:g>
          </draw:g>
          <draw:line draw:style-name="gr6" draw:text-style-name="P1" draw:layer="layout" svg:x1="6.588cm" svg:y1="2.27cm" svg:x2="5.572cm" svg:y2="2.27cm">
            <text:p/>
          </draw:line>
          <draw:line draw:style-name="gr6" draw:text-style-name="P1" draw:layer="layout" svg:x1="6.842cm" svg:y1="4.048cm" svg:x2="5.572cm" svg:y2="4.048cm">
            <text:p/>
          </draw:line>
          <draw:line draw:style-name="gr6" draw:text-style-name="P1" draw:layer="layout" svg:x1="5.672cm" svg:y1="2.27cm" svg:x2="5.672cm" svg:y2="4.048cm">
            <text:p/>
          </draw:line>
          <draw:line draw:style-name="gr7" draw:text-style-name="P1" draw:layer="layout" svg:x1="10.489cm" svg:y1="2.525cm" svg:x2="10.498cm" svg:y2="4.048cm">
            <text:p/>
          </draw:line>
          <draw:line draw:style-name="gr8" draw:text-style-name="P1" draw:layer="layout" svg:x1="15.272cm" svg:y1="2.27cm" svg:x2="14.172cm" svg:y2="2.27cm">
            <text:p/>
          </draw:line>
          <draw:line draw:style-name="gr8" draw:text-style-name="P1" draw:layer="layout" svg:x1="15.272cm" svg:y1="4.048cm" svg:x2="14.172cm" svg:y2="4.048cm">
            <text:p/>
          </draw:line>
          <draw:line draw:style-name="gr8" draw:text-style-name="P1" draw:layer="layout" svg:x1="15.172cm" svg:y1="2.27cm" svg:x2="15.172cm" svg:y2="4.048cm">
            <text:p/>
          </draw:line>
        </draw:g>
        <draw:g>
          <draw:g>
            <draw:g>
              <draw:custom-shape draw:style-name="gr1" draw:text-style-name="P1" draw:layer="layout" svg:width="7.62cm" svg:height="1.016cm" svg:x="6.69cm" svg:y="8.16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508cm" svg:height="0.508cm" svg:x="13.04cm" svg:y="8.67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508cm" svg:height="0.508cm" svg:x="6.69cm" svg:y="8.16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508cm" svg:height="0.508cm" svg:x="13.802cm" svg:y="8.16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508cm" svg:height="0.508cm" svg:x="10.292cm" svg:y="8.162cm">
                <text:p/>
                <draw:enhanced-geometry svg:viewBox="0 0 21600 21600" draw:type="rectangle" draw:enhanced-path="M 0 0 L 21600 0 21600 21600 0 21600 0 0 Z N"/>
              </draw:custom-shape>
              <draw:custom-shape draw:style-name="gr2" draw:text-style-name="P1" draw:layer="layout" svg:width="0.508cm" svg:height="0.508cm" svg:x="7.452cm" svg:y="8.6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g>
                <draw:custom-shape draw:style-name="gr3" draw:text-style-name="P1" draw:layer="layout" svg:width="0.254cm" svg:height="0.508cm" svg:x="6.588cm" svg:y="6.41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" draw:text-style-name="P1" draw:layer="layout" svg:width="3.556cm" svg:height="1.016cm" svg:x="6.796cm" svg:y="6.162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frame draw:style-name="gr5" draw:layer="layout" svg:width="2.286cm" svg:height="0.962cm" svg:x="7.546cm" svg:y="6.162cm">
                <draw:text-box>
                  <text:p>18650</text:p>
                </draw:text-box>
              </draw:frame>
            </draw:g>
            <draw:g>
              <draw:g>
                <draw:custom-shape draw:style-name="gr3" draw:text-style-name="P1" draw:layer="layout" svg:width="0.254cm" svg:height="0.508cm" svg:x="10.389cm" svg:y="6.417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4" draw:text-style-name="P1" draw:layer="layout" svg:width="3.556cm" svg:height="1.016cm" svg:x="10.597cm" svg:y="6.163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frame draw:style-name="gr5" draw:layer="layout" svg:width="2.286cm" svg:height="0.962cm" svg:x="11.347cm" svg:y="6.163cm">
                <draw:text-box>
                  <text:p>18650</text:p>
                </draw:text-box>
              </draw:frame>
            </draw:g>
          </draw:g>
          <draw:line draw:style-name="gr6" draw:text-style-name="P1" draw:layer="layout" svg:x1="6.588cm" svg:y1="6.67cm" svg:x2="5.572cm" svg:y2="6.67cm">
            <text:p/>
          </draw:line>
          <draw:line draw:style-name="gr6" draw:text-style-name="P1" draw:layer="layout" svg:x1="6.842cm" svg:y1="8.448cm" svg:x2="5.572cm" svg:y2="8.448cm">
            <text:p/>
          </draw:line>
          <draw:line draw:style-name="gr6" draw:text-style-name="P1" draw:layer="layout" svg:x1="5.672cm" svg:y1="6.67cm" svg:x2="5.672cm" svg:y2="8.448cm">
            <text:p/>
          </draw:line>
          <draw:line draw:style-name="gr7" draw:text-style-name="P1" draw:layer="layout" svg:x1="10.489cm" svg:y1="6.925cm" svg:x2="10.498cm" svg:y2="8.448cm">
            <text:p/>
          </draw:line>
          <draw:line draw:style-name="gr8" draw:text-style-name="P1" draw:layer="layout" svg:x1="15.272cm" svg:y1="6.67cm" svg:x2="14.172cm" svg:y2="6.67cm">
            <text:p/>
          </draw:line>
          <draw:line draw:style-name="gr8" draw:text-style-name="P1" draw:layer="layout" svg:x1="15.272cm" svg:y1="8.448cm" svg:x2="14.172cm" svg:y2="8.448cm">
            <text:p/>
          </draw:line>
          <draw:line draw:style-name="gr8" draw:text-style-name="P1" draw:layer="layout" svg:x1="15.172cm" svg:y1="6.67cm" svg:x2="15.172cm" svg:y2="8.448cm">
            <text:p/>
          </draw:line>
        </draw:g>
        <draw:line draw:style-name="gr6" draw:text-style-name="P1" draw:layer="layout" svg:x1="7.704cm" svg:y1="4.556cm" svg:x2="7.704cm" svg:y2="5.572cm">
          <text:p/>
        </draw:line>
        <draw:line draw:style-name="gr8" draw:text-style-name="P1" draw:layer="layout" svg:x1="13.292cm" svg:y1="4.556cm" svg:x2="13.292cm" svg:y2="5.572cm">
          <text:p/>
        </draw:line>
        <draw:line draw:style-name="gr8" draw:text-style-name="P1" draw:layer="layout" svg:x1="13.192cm" svg:y1="5.572cm" svg:x2="16.14cm" svg:y2="5.572cm">
          <text:p/>
        </draw:line>
        <draw:line draw:style-name="gr6" draw:text-style-name="P1" draw:layer="layout" svg:x1="4.556cm" svg:y1="5.572cm" svg:x2="7.804cm" svg:y2="5.572cm">
          <text:p/>
        </draw:line>
        <draw:line draw:style-name="gr8" draw:text-style-name="P1" draw:layer="layout" svg:x1="16.04cm" svg:y1="5.572cm" svg:x2="16.04cm" svg:y2="12.176cm">
          <text:p/>
        </draw:line>
        <draw:line draw:style-name="gr6" draw:text-style-name="P1" draw:layer="layout" svg:x1="7.704cm" svg:y1="8.956cm" svg:x2="7.704cm" svg:y2="9.972cm">
          <text:p/>
        </draw:line>
        <draw:line draw:style-name="gr6" draw:text-style-name="P1" draw:layer="layout" svg:x1="4.692cm" svg:y1="9.972cm" svg:x2="7.804cm" svg:y2="9.972cm">
          <text:p/>
        </draw:line>
        <draw:line draw:style-name="gr8" draw:text-style-name="P1" draw:layer="layout" svg:x1="13.292cm" svg:y1="8.956cm" svg:x2="13.292cm" svg:y2="9.972cm">
          <text:p/>
        </draw:line>
        <draw:line draw:style-name="gr8" draw:text-style-name="P1" draw:layer="layout" svg:x1="13.192cm" svg:y1="9.972cm" svg:x2="16.14cm" svg:y2="9.972cm">
          <text:p/>
        </draw:line>
        <draw:line draw:style-name="gr8" draw:text-style-name="P1" draw:layer="layout" svg:x1="16.14cm" svg:y1="12.176cm" svg:x2="3.132cm" svg:y2="12.176cm">
          <text:p/>
        </draw:line>
        <draw:frame draw:style-name="gr9" draw:layer="layout" svg:width="3.048cm" svg:height="0.962cm" svg:x="9.128cm" svg:y="3.948cm">
          <draw:text-box>
            <text:p>Balancer</text:p>
          </draw:text-box>
        </draw:frame>
        <draw:frame draw:style-name="gr9" draw:layer="layout" svg:width="3.048cm" svg:height="0.962cm" svg:x="9.128cm" svg:y="8.348cm">
          <draw:text-box>
            <text:p>Balancer</text:p>
          </draw:text-box>
        </draw:frame>
        <draw:frame draw:style-name="gr10" draw:layer="layout" svg:width="1.016cm" svg:height="1.016cm" svg:x="3.54cm" svg:y="5.064cm">
          <draw:text-box>
            <text:p>A</text:p>
          </draw:text-box>
        </draw:frame>
        <draw:frame draw:style-name="gr10" draw:layer="layout" svg:width="1.016cm" svg:height="1.016cm" svg:x="3.54cm" svg:y="9.464cm">
          <draw:text-box>
            <text:p>D</text:p>
          </draw:text-box>
        </draw:frame>
        <draw:frame draw:style-name="gr10" draw:layer="layout" svg:width="1.016cm" svg:height="1.016cm" svg:x="10.04cm" svg:y="4.964cm">
          <draw:text-box>
            <text:p>C</text:p>
          </draw:text-box>
        </draw:frame>
        <draw:frame draw:style-name="gr10" draw:layer="layout" svg:width="1.016cm" svg:height="1.016cm" svg:x="10.14cm" svg:y="9.364cm">
          <draw:text-box>
            <text:p>F</text:p>
          </draw:text-box>
        </draw:frame>
        <draw:frame draw:style-name="gr10" draw:layer="layout" svg:width="1.016cm" svg:height="1.016cm" svg:x="4.44cm" svg:y="1.764cm">
          <draw:text-box>
            <text:p>B</text:p>
          </draw:text-box>
        </draw:frame>
        <draw:frame draw:style-name="gr10" draw:layer="layout" svg:width="1.016cm" svg:height="1.016cm" svg:x="4.34cm" svg:y="7.864cm">
          <draw:text-box>
            <text:p>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Schanz</meta:initial-creator>
    <meta:creation-date>2015-08-05T16:51:15.535997534</meta:creation-date>
    <dc:date>2015-10-17T17:54:38.207605970</dc:date>
    <dc:creator>Dirk Schanz</dc:creator>
    <meta:editing-duration>PT16M52S</meta:editing-duration>
    <meta:editing-cycles>5</meta:editing-cycles>
    <meta:generator>LibreOffice/4.2.8.2$Linux_x86 LibreOffice_project/420m0$Build-2</meta:generator>
    <meta:document-statistic meta:object-count="70"/>
  </office:meta>
</office:document-meta>
</file>